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16cf52" officeooo:paragraph-rsid="0016cf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otocol Raspberry – Client Android</text:h>
      <text:p text:style-name="P2"/>
      <text:p text:style-name="P3">GET_ANG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4:06:59.321292144</meta:creation-date>
    <dc:date>2017-04-19T14:32:50.914141074</dc:date>
    <meta:editing-duration>PT15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5" meta:character-count="44" meta:non-whitespace-character-count="40"/>
  </office:meta>
</office:document-meta>
</file>